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896765" officeooo:paragraph-rsid="01896765"/>
    </style:style>
    <style:style style:name="P2" style:family="paragraph" style:parent-style-name="Standard">
      <style:paragraph-properties fo:text-align="justify" style:justify-single-word="false"/>
      <style:text-properties officeooo:rsid="018a6953" officeooo:paragraph-rsid="018a6953"/>
    </style:style>
    <style:style style:name="P3" style:family="paragraph" style:parent-style-name="Standard">
      <style:paragraph-properties fo:text-align="justify" style:justify-single-word="false"/>
      <style:text-properties officeooo:rsid="018acc7f" officeooo:paragraph-rsid="018acc7f"/>
    </style:style>
    <style:style style:name="P4" style:family="paragraph" style:parent-style-name="Standard">
      <style:text-properties officeooo:rsid="018b43e8" officeooo:paragraph-rsid="018b43e8"/>
    </style:style>
    <style:style style:name="P5" style:family="paragraph" style:parent-style-name="Standard">
      <style:paragraph-properties fo:text-align="justify" style:justify-single-word="false"/>
      <style:text-properties officeooo:rsid="018b43e8" officeooo:paragraph-rsid="018b43e8"/>
    </style:style>
    <style:style style:name="P6" style:family="paragraph" style:parent-style-name="Standard">
      <style:paragraph-properties fo:text-align="justify" style:justify-single-word="false"/>
      <style:text-properties officeooo:rsid="018c84d1" officeooo:paragraph-rsid="018c84d1"/>
    </style:style>
    <style:style style:name="P7" style:family="paragraph" style:parent-style-name="Standard">
      <style:paragraph-properties fo:text-align="justify" style:justify-single-word="false"/>
      <style:text-properties officeooo:rsid="018e448a" officeooo:paragraph-rsid="018e448a"/>
    </style:style>
    <style:style style:name="P8" style:family="paragraph" style:parent-style-name="codesection">
      <style:text-properties fo:font-weight="bold" style:font-weight-asian="bold" style:font-weight-complex="bold"/>
    </style:style>
    <style:style style:name="P9" style:family="paragraph" style:parent-style-name="Standard">
      <style:paragraph-properties fo:text-align="justify" style:justify-single-word="false"/>
      <style:text-properties officeooo:paragraph-rsid="018ff980"/>
    </style:style>
    <style:style style:name="P10" style:family="paragraph" style:parent-style-name="Standard">
      <style:paragraph-properties fo:text-align="justify" style:justify-single-word="false"/>
      <style:text-properties officeooo:rsid="01913289" officeooo:paragraph-rsid="01913289"/>
    </style:style>
    <style:style style:name="P11" style:family="paragraph" style:parent-style-name="Heading_20_3">
      <style:paragraph-properties fo:text-align="start" style:justify-single-word="false" style:writing-mode="lr-tb"/>
    </style:style>
    <style:style style:name="T1" style:family="text">
      <style:text-properties fo:color="#808000"/>
    </style:style>
    <style:style style:name="T2" style:family="text">
      <style:text-properties fo:color="#c0c0c0"/>
    </style:style>
    <style:style style:name="T3" style:family="text">
      <style:text-properties fo:color="#c0c0c0" fo:font-weight="bold" style:font-weight-asian="bold" style:font-weight-complex="bold"/>
    </style:style>
    <style:style style:name="T4" style:family="text">
      <style:text-properties fo:color="#800080"/>
    </style:style>
    <style:style style:name="T5" style:family="text">
      <style:text-properties fo:color="#800080" fo:font-weight="bold"/>
    </style:style>
    <style:style style:name="T6" style:family="text">
      <style:text-properties fo:color="#00677c"/>
    </style:style>
    <style:style style:name="T7" style:family="text">
      <style:text-properties fo:color="#00677c" fo:font-weight="bold"/>
    </style:style>
    <style:style style:name="T8" style:family="text">
      <style:text-properties fo:color="#00677c" fo:font-weight="bold" style:font-weight-asian="bold" style:font-weight-complex="bold"/>
    </style:style>
    <style:style style:name="T9" style:family="text">
      <style:text-properties fo:color="#008000"/>
    </style:style>
    <style:style style:name="T10" style:family="text">
      <style:text-properties fo:color="#008000" fo:font-weight="bold" style:font-weight-asian="bold" style:font-weight-complex="bold"/>
    </style:style>
    <style:style style:name="T11" style:family="text">
      <style:text-properties fo:color="#092e64"/>
    </style:style>
    <style:style style:name="T12" style:family="text">
      <style:text-properties fo:color="#092e64" fo:font-style="italic"/>
    </style:style>
    <style:style style:name="T13" style:family="text">
      <style:text-properties fo:color="#092e64" fo:font-style="italic" fo:font-weight="bold" style:font-weight-asian="bold" style:font-weight-complex="bold"/>
    </style:style>
    <style:style style:name="T14" style:family="text">
      <style:text-properties fo:color="#092e64"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color="#800000"/>
    </style:style>
    <style:style style:name="T17" style:family="text">
      <style:text-properties fo:color="#800000" fo:font-style="italic"/>
    </style:style>
    <style:style style:name="T18" style:family="text">
      <style:text-properties officeooo:rsid="018e448a"/>
    </style:style>
    <style:style style:name="T19" style:family="text">
      <style:text-properties officeooo:rsid="01913289"/>
    </style:style>
    <style:style style:name="T20" style:family="text">
      <style:text-properties officeooo:rsid="018ff9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Item 25: Consider support for a non-throwing swap</text:h>
      <text:p text:style-name="P1">Swap یک تابع خیلی جالب است. که در ابتدا به عنوان قسمتی از STL معرفی شد، از آن زمان به بعد به <text:s/>پایه‌ی برنامه‌نویسی exception-safe تبدیل شد(آیتم ۲۹ را ببینید) و یک مکانیزم برای کپی کردن با این احتمال که به خودش انتساب داده می‌شود(آیتم ۱۱ را ببینید). از آنجایی که swap خیلی مفید است، خیلی مهم است که آن را درست پیاده‌سازی کنیم، ولی پیاده‌سازی‌ای آن چندان هم ساده نخواهد بود. در این آیتم، ما بررسی خواهیم کرد که آن‌ها چه هستند و چطور با این مشکلات برخورد می‌کنیم. Swap کردن مقادیر دو شیء یعنی این که مقادیر آن‌ها را با همدیگر جابه‌جا کنیم. به طور پیش فرض، swap کردن توسط الگوریتم‌های استاندارد نوشته شده، معمولا این پیاده‌سازی همان چیزی است که لازم دارید:</text:p>
      <text:p text:style-name="codesection"><text:span text:style-name="T1">namespace</text:span><text:span text:style-name="T2"> </text:span><text:span text:style-name="T5">std</text:span><text:span text:style-name="T2"> </text:span>{</text:p>
      <text:p text:style-name="codesection"><text:span text:style-name="T1"><text:tab/>template</text:span><text:span text:style-name="T2"> </text:span>&lt;<text:span text:style-name="T1">typename</text:span><text:span text:style-name="T2"> </text:span><text:span text:style-name="T4">T</text:span>&gt;</text:p>
      <text:p text:style-name="codesection"><text:span text:style-name="T1"><text:tab/>void</text:span><text:span text:style-name="T2"> </text:span>swap(<text:span text:style-name="T4">T</text:span>&amp;<text:span text:style-name="T11">a</text:span>,<text:span text:style-name="T4">T</text:span>&amp;<text:span text:style-name="T11">b</text:span>)<text:span text:style-name="T2"> </text:span></text:p>
      <text:p text:style-name="codesection"><text:tab/>{</text:p>
      <text:p text:style-name="codesection"><text:span text:style-name="T2"><text:tab/> <text:s text:c="3"/></text:span><text:span text:style-name="T4">T</text:span><text:span text:style-name="T2"> </text:span><text:span text:style-name="T11">temp</text:span>(<text:span text:style-name="T11">a</text:span>);</text:p>
      <text:p text:style-name="codesection"><text:span text:style-name="T2"><text:tab/> <text:s text:c="3"/></text:span><text:span text:style-name="T11">a</text:span>=<text:span text:style-name="T11">b</text:span>;</text:p>
      <text:p text:style-name="codesection"><text:span text:style-name="T2"><text:tab/> <text:s text:c="3"/></text:span><text:span text:style-name="T11">b</text:span>=<text:span text:style-name="T11">temp</text:span>;</text:p>
      <text:p text:style-name="codesection"><text:tab/>}</text:p>
      <text:p text:style-name="codesection">}</text:p>
      <text:p text:style-name="P2">تا زمانی که نوع شما از کپی شدن پشتیبانی کند(با استفاده از کپی سازنده و اپراتور انتساب)، پیاده‌سازی پیش‌فرض swap به ما اجازه میدهد که اشیاء خود را از این طریق با همدیگر <text:s/>swap کنید بدون این که نیازی به انجام کار اضافه داشته باشید. اگرچه ممکن است که پیاده‌سازی swap شمارو به وجد نیاره. چرا که این پیاده‌سازی نیازمند سه کپی است: کپی a در temp ، کپی b در a و در نهایت کپی temp در b . برای برخی از نوع‌ها، این کپی‌ها هیچکدام لازم نیستند. برای برخی از نوع‌ها، پیاده‌سازی پیشفرض swap سرعت اجرای برنامه را کند می‌کند.</text:p>
      <text:p text:style-name="P3">شاید واضح‌ترین مثال، نوع‌هایی است که شامل یک اشاره‌گر هستند که به یک نوع دیگر اشاره می‌کنند که داده‌ی واقعی در آن است. رویکرد طراحی در این مورد استفاده از pimpl idiom هست یعنی pointer to implementation آیتم ۳۱ را برای اطلاعات بیشتر ببینید. یک کلاس Widget که از چنین طراحی‌ای بهره می‌برد، به شکل زیر خواهد بود:</text:p>
      <text:p text:style-name="codesection"><text:span text:style-name="T1">class</text:span><text:span text:style-name="T2"> </text:span><text:span text:style-name="T5">WidgetImpl</text:span><text:span text:style-name="T2"> <text:s text:c="3"/></text:span><text:span text:style-name="T9">//class</text:span><text:span text:style-name="T2"> </text:span><text:span text:style-name="T9">for</text:span><text:span text:style-name="T2"> </text:span><text:span text:style-name="T9">Widget</text:span><text:span text:style-name="T2"> </text:span><text:span text:style-name="T9">data</text:span></text:p>
      <text:p text:style-name="codesection">{<text:span text:style-name="T2"> <text:s text:c="18"/></text:span><text:span text:style-name="T9">//details</text:span><text:span text:style-name="T2"> </text:span><text:span text:style-name="T9">are</text:span><text:span text:style-name="T2"> </text:span><text:span text:style-name="T9">unimportant</text:span></text:p>
      <text:p text:style-name="codesection"><text:span text:style-name="T1">public</text:span>:</text:p>
      <text:p text:style-name="codesection"><text:soft-page-break/><text:s text:c="4"/></text:p>
      <text:p text:style-name="codesection"><text:span text:style-name="T1">private</text:span>:</text:p>
      <text:p text:style-name="codesection"><text:span text:style-name="T2"><text:s text:c="4"/></text:span><text:span text:style-name="T1">int</text:span><text:span text:style-name="T2"> </text:span><text:span text:style-name="T16">a</text:span>,<text:span text:style-name="T16">b</text:span>,<text:span text:style-name="T16">c</text:span>;<text:span text:style-name="T2"> <text:s text:c="14"/></text:span><text:span text:style-name="T9">//possibly</text:span><text:span text:style-name="T2"> </text:span><text:span text:style-name="T9">lots</text:span><text:span text:style-name="T2"> </text:span><text:span text:style-name="T9">of</text:span><text:span text:style-name="T2"> </text:span><text:span text:style-name="T9">data</text:span></text:p>
      <text:p text:style-name="codesection"><text:span text:style-name="T2"><text:s text:c="4"/></text:span><text:span text:style-name="T4">std</text:span>::<text:span text:style-name="T4">vector</text:span>&lt;<text:span text:style-name="T1">double</text:span>&gt;<text:span text:style-name="T2"> </text:span><text:span text:style-name="T16">v</text:span>;<text:span text:style-name="T2"> <text:s text:c="2"/></text:span><text:span text:style-name="T9">//expensive</text:span><text:span text:style-name="T2"> </text:span><text:span text:style-name="T9">to</text:span><text:span text:style-name="T2"> </text:span><text:span text:style-name="T9">copy</text:span></text:p>
      <text:p text:style-name="codesection">};</text:p>
      <text:p text:style-name="codesection"><text:span text:style-name="T1">class</text:span><text:span text:style-name="T2"> </text:span><text:span text:style-name="T5">Widget</text:span></text:p>
      <text:p text:style-name="codesection">{</text:p>
      <text:p text:style-name="codesection"><text:span text:style-name="T1">public</text:span>:</text:p>
      <text:p text:style-name="codesection"><text:span text:style-name="T2"><text:s text:c="4"/></text:span><text:span text:style-name="T7">Widget</text:span>(<text:span text:style-name="T1">const</text:span><text:span text:style-name="T2"> </text:span><text:span text:style-name="T4">Widget</text:span>&amp;<text:span text:style-name="T2"> </text:span><text:span text:style-name="T11">rhs</text:span>);</text:p>
      <text:p text:style-name="codesection"><text:span text:style-name="T2"><text:s text:c="4"/></text:span><text:span text:style-name="T4">Widget</text:span>&amp;<text:span text:style-name="T2"> </text:span><text:span text:style-name="T1">operator</text:span>=(<text:span text:style-name="T1">const</text:span><text:span text:style-name="T2"> </text:span><text:span text:style-name="T4">Widget</text:span>&amp;<text:span text:style-name="T2"> </text:span><text:span text:style-name="T11">rhs</text:span>)<text:span text:style-name="T2"> <text:s text:c="2"/></text:span><text:span text:style-name="T9">//to</text:span><text:span text:style-name="T2"> </text:span><text:span text:style-name="T9">copy</text:span><text:span text:style-name="T2"> </text:span><text:span text:style-name="T9">a</text:span><text:span text:style-name="T2"> </text:span><text:span text:style-name="T9">Widget,copy</text:span><text:span text:style-name="T2"> </text:span><text:span text:style-name="T9">it's</text:span><text:span text:style-name="T2"> </text:span><text:span text:style-name="T9">WidgetImpl</text:span><text:span text:style-name="T2"> </text:span><text:span text:style-name="T9">object.</text:span></text:p>
      <text:p text:style-name="codesection"><text:span text:style-name="T2"><text:s text:c="4"/></text:span>{<text:span text:style-name="T2"> <text:s text:c="37"/></text:span></text:p>
      <text:p text:style-name="codesection"><text:span text:style-name="T2"><text:s text:c="8"/></text:span>*<text:span text:style-name="T16">pImpl</text:span><text:span text:style-name="T2"> </text:span><text:span text:style-name="T6">=</text:span><text:span text:style-name="T2"> </text:span>*(<text:span text:style-name="T11">rhs</text:span>.<text:span text:style-name="T16">pImpl</text:span>);</text:p>
      <text:p text:style-name="codesection"><text:span text:style-name="T2"><text:s text:c="4"/></text:span>}</text:p>
      <text:p text:style-name="codesection"><text:s text:c="4"/></text:p>
      <text:p text:style-name="codesection"><text:span text:style-name="T1">private</text:span>:</text:p>
      <text:p text:style-name="codesection"><text:span text:style-name="T2"><text:s text:c="4"/></text:span><text:span text:style-name="T4">WidgetImpl</text:span><text:span text:style-name="T2"> </text:span>*<text:span text:style-name="T16">pImpl</text:span>;</text:p>
      <text:p text:style-name="codesection">};</text:p>
      <text:p text:style-name="P4">برای swap کردن مقادیر دو شیء Widget ، تنها کاری که باید بکنیم این هست که مقادیر اشاره‌گر pImpl را جابه‌جا کنیم، ولی الگوریتم پیش‌فرض swap راهی برای این کار ندارد.</text:p>
      <text:p text:style-name="P5">کاری که ما می‌خواهیم انجام بدهیم این است که به std::swap بگوییم که وقتی widget ها swap شدند، راهی که برای swap استفاده بکند این هست که اشاره‌گر‌های داخلی pImpl را جابه‌جا کند. یک راه برای انجام چنین کاری وجود دارد: آن هم این است که std::swap را برای Widget بازنویسی کنیم. در اینجا یک ایده‌ی اولیه‌ داریم(کامپایل نخواهد شد):</text:p>
      <text:p text:style-name="codesection"><text:span text:style-name="T1">namespace</text:span><text:span text:style-name="T2"> </text:span><text:span text:style-name="T5">std</text:span><text:span text:style-name="T2"> </text:span>{</text:p>
      <text:p text:style-name="codesection"><text:span text:style-name="T1">template</text:span><text:span text:style-name="T2"> </text:span>&lt;&gt;<text:span text:style-name="T2"> <text:s text:c="38"/></text:span><text:span text:style-name="T9">//this</text:span><text:span text:style-name="T2"> </text:span><text:span text:style-name="T9">is</text:span><text:span text:style-name="T2"> </text:span><text:span text:style-name="T9">a</text:span><text:span text:style-name="T2"> </text:span><text:span text:style-name="T9">specialized</text:span><text:span text:style-name="T2"> </text:span><text:span text:style-name="T9">version</text:span><text:span text:style-name="T2"> </text:span></text:p>
      <text:p text:style-name="codesection"><text:span text:style-name="T1">void</text:span><text:span text:style-name="T2"> </text:span><text:span text:style-name="T7">swap</text:span>&lt;<text:span text:style-name="T7">Widget</text:span>&gt;(<text:span text:style-name="T4">Widget</text:span>&amp;<text:span text:style-name="T2"> </text:span><text:span text:style-name="T11">a</text:span>,<text:span text:style-name="T2"> <text:s text:c="4"/></text:span><text:span text:style-name="T9">//of</text:span><text:span text:style-name="T2"> </text:span><text:span text:style-name="T9">std::swap</text:span><text:span text:style-name="T2"> </text:span><text:span text:style-name="T9">for</text:span><text:span text:style-name="T2"> </text:span><text:span text:style-name="T9">when</text:span><text:span text:style-name="T2"> </text:span><text:span text:style-name="T9">T</text:span><text:span text:style-name="T2"> </text:span><text:span text:style-name="T9">is</text:span></text:p>
      <text:p text:style-name="codesection"><text:span text:style-name="T2"><text:s text:c="34"/></text:span><text:span text:style-name="T4">Widget</text:span>&amp;<text:span text:style-name="T2"> </text:span><text:span text:style-name="T11">b</text:span>)<text:span text:style-name="T2"> <text:s text:c="6"/></text:span><text:span text:style-name="T9">//Widget</text:span></text:p>
      <text:p text:style-name="codesection">{</text:p>
      <text:p text:style-name="codesection"><text:span text:style-name="T2"><text:s text:c="4"/></text:span><text:span text:style-name="T6">swap</text:span>(<text:span text:style-name="T12">a</text:span>.<text:span text:style-name="T17">pImpl</text:span>,<text:span text:style-name="T12">b</text:span>.<text:span text:style-name="T17">pImpl</text:span>);<text:span text:style-name="T2"> <text:s text:c="6"/></text:span><text:span text:style-name="T9">//to</text:span><text:span text:style-name="T2"> </text:span><text:span text:style-name="T9">swap</text:span><text:span text:style-name="T2"> </text:span><text:span text:style-name="T9">Widgets,swap</text:span><text:span text:style-name="T2"> </text:span><text:span text:style-name="T9">their</text:span><text:span text:style-name="T2"> </text:span><text:span text:style-name="T9">pImpl</text:span><text:span text:style-name="T2"> </text:span><text:span text:style-name="T9">pointers;</text:span><text:span text:style-name="T2"> </text:span><text:span text:style-name="T9">this</text:span><text:span text:style-name="T2"> </text:span><text:span text:style-name="T9">won't</text:span><text:span text:style-name="T2"> </text:span><text:span text:style-name="T9">compile</text:span></text:p>
      <text:p text:style-name="codesection">}</text:p>
      <text:p text:style-name="codesection">}</text:p>
      <text:p text:style-name="P6">عبارت &lt;&gt;template <text:span text:style-name="T18">در ابتدای تابع می‌گوید که به طور کلی این یک پیاده‌سازی خاص از std::swap است، و &lt;Widget&gt; در نام تابع نشان میدهد که این پیاده‌سازی وقتی به‌کار می‌رود که T از نوع Widget باشد. به عبارت دیگر وقتی که swap پیش‌فرض بر روی Widget استفاده شود، این پیاده‌سازی </text:span><text:soft-page-break/><text:span text:style-name="T18">بایستی مورد استفاده قرار بگیرد. در حالت کلی، ما اجازه نداریم که محتوای فضای نام std را عوض کنیم، ولی به طور کلی این اجازه را داریم که template های استاندارد را برای تایپ‌های خودمان خصوصی سازی کنیم(مثل Widget). و این دقیقا چیزی است که در اینجا می‌خواهیم انجام بدهیم:</text:span></text:p>
      <text:p text:style-name="P7">همچنانکه قبلا گفتیم، این تابع کامپایل نخواهد شد، چون ما قصد داریم که به اشاره‌گر‌های pImpl داخل a,b دسترسی پیدا کنیم، حال آنکه به صورت private هستند. می‌توانیم خصوصی‌سازی خودمان را به صورت friend تعریف کنیم، ولی توافق مخالف آن است: توافق ما این است که Widget یک تابع عضو public داشته باشد که وقتی swap فراخوانی شد، این swap مورد استفاده قرار بگیرد و <text:s text:c="2"/>std::swap این تابع را فراخوانی کند.</text:p>
      <text:p text:style-name="codesection"><text:span text:style-name="T1">class</text:span><text:span text:style-name="T2"> </text:span><text:span text:style-name="T5">Widget</text:span></text:p>
      <text:p text:style-name="codesection">{</text:p>
      <text:p text:style-name="codesection"><text:span text:style-name="T1">public</text:span>:</text:p>
      <text:p text:style-name="codesection"><text:s text:c="4"/>….</text:p>
      <text:p text:style-name="P8"><text:span text:style-name="T2"><text:s text:c="4"/></text:span><text:span text:style-name="T1">void</text:span><text:span text:style-name="T2"> </text:span><text:span text:style-name="T6">swap</text:span>(<text:span text:style-name="T4">Widget</text:span>&amp;<text:span text:style-name="T2"> </text:span><text:span text:style-name="T11">other</text:span>)</text:p>
      <text:p text:style-name="P8"><text:span text:style-name="T2"><text:s text:c="4"/></text:span>{</text:p>
      <text:p text:style-name="P8"><text:span text:style-name="T2"><text:s text:c="8"/></text:span><text:span text:style-name="T1">using</text:span><text:span text:style-name="T2"> </text:span><text:span text:style-name="T4">std</text:span>::<text:span text:style-name="T6">swap</text:span>;<text:span text:style-name="T2"> <text:s text:c="5"/></text:span><text:span text:style-name="T9">//the</text:span><text:span text:style-name="T2"> </text:span><text:span text:style-name="T9">need</text:span><text:span text:style-name="T2"> </text:span><text:span text:style-name="T9">for</text:span><text:span text:style-name="T2"> </text:span><text:span text:style-name="T9">this</text:span><text:span text:style-name="T2"> </text:span><text:span text:style-name="T9">declaration</text:span></text:p>
      <text:p text:style-name="P8"><text:span text:style-name="T2"><text:s text:c="8"/></text:span><text:span text:style-name="T9">//is</text:span><text:span text:style-name="T2"> </text:span><text:span text:style-name="T9">explained</text:span><text:span text:style-name="T2"> </text:span><text:span text:style-name="T9">later</text:span><text:span text:style-name="T2"> </text:span><text:span text:style-name="T9">in</text:span><text:span text:style-name="T2"> </text:span><text:span text:style-name="T9">this</text:span><text:span text:style-name="T2"> </text:span><text:span text:style-name="T9">item</text:span></text:p>
      <text:p text:style-name="P8"><text:s text:c="8"/></text:p>
      <text:p text:style-name="P8"><text:span text:style-name="T2"><text:s text:c="8"/></text:span><text:span text:style-name="T6">swap</text:span>(<text:span text:style-name="T17">pImpl</text:span>,<text:span text:style-name="T12">other</text:span>.<text:span text:style-name="T17">pImpl</text:span>);<text:span text:style-name="T2"> <text:s text:c="2"/></text:span><text:span text:style-name="T9">//to</text:span><text:span text:style-name="T2"> </text:span><text:span text:style-name="T9">swap</text:span><text:span text:style-name="T2"> </text:span><text:span text:style-name="T9">widgets,swap</text:span><text:span text:style-name="T2"> </text:span><text:span text:style-name="T9">their</text:span><text:span text:style-name="T2"> </text:span><text:span text:style-name="T9">pImpl</text:span><text:span text:style-name="T2"> </text:span><text:span text:style-name="T9">pointers</text:span></text:p>
      <text:p text:style-name="P8"><text:span text:style-name="T2"><text:s text:c="4"/></text:span>}</text:p>
      <text:p text:style-name="codesection"><text:span text:style-name="T1">private</text:span>:</text:p>
      <text:p text:style-name="codesection"><text:span text:style-name="T2"><text:s text:c="4"/></text:span><text:span text:style-name="T4">WidgetImpl</text:span><text:span text:style-name="T2"> </text:span>*<text:span text:style-name="T16">pImpl</text:span>;</text:p>
      <text:p text:style-name="codesection">};</text:p>
      <text:p text:style-name="codesection"><text:span text:style-name="T1">namespace</text:span><text:span text:style-name="T2"> </text:span><text:span text:style-name="T5">std</text:span><text:span text:style-name="T2"> </text:span>{</text:p>
      <text:p text:style-name="codesection"><text:span text:style-name="T1">template</text:span><text:span text:style-name="T2"> </text:span>&lt;&gt;<text:span text:style-name="T2"> <text:s text:c="21"/></text:span><text:span text:style-name="T9">//this</text:span><text:span text:style-name="T2"> </text:span><text:span text:style-name="T9">is</text:span><text:span text:style-name="T2"> </text:span><text:span text:style-name="T9">a</text:span><text:span text:style-name="T2"> </text:span><text:span text:style-name="T9">specialized</text:span><text:span text:style-name="T2"> </text:span><text:span text:style-name="T9">version</text:span></text:p>
      <text:p text:style-name="codesection"><text:span text:style-name="T1">void</text:span><text:span text:style-name="T2"> </text:span><text:span text:style-name="T7">swap</text:span>&lt;<text:span text:style-name="T7">Widget</text:span>&gt;(<text:span text:style-name="T4">Widget</text:span>&amp;<text:span text:style-name="T2"> </text:span><text:span text:style-name="T11">a</text:span>,<text:span text:style-name="T2"> <text:s text:c="4"/></text:span><text:span text:style-name="T9">//of</text:span><text:span text:style-name="T2"> </text:span><text:span text:style-name="T9">std::swap</text:span><text:span text:style-name="T2"> </text:span><text:span text:style-name="T9">for</text:span><text:span text:style-name="T2"> </text:span><text:span text:style-name="T9">when</text:span><text:span text:style-name="T2"> </text:span><text:span text:style-name="T9">T</text:span><text:span text:style-name="T2"> </text:span><text:span text:style-name="T9">is</text:span></text:p>
      <text:p text:style-name="codesection"><text:span text:style-name="T2"><text:s text:c="34"/></text:span><text:span text:style-name="T4">Widget</text:span>&amp;<text:span text:style-name="T2"> </text:span><text:span text:style-name="T11">b</text:span>)<text:span text:style-name="T2"> <text:s text:c="4"/></text:span><text:span text:style-name="T9">//Widget</text:span></text:p>
      <text:p text:style-name="codesection">{</text:p>
      <text:p text:style-name="codesection"><text:span text:style-name="T2"><text:s text:c="4"/></text:span><text:span text:style-name="T14">a</text:span><text:span text:style-name="T15">.</text:span><text:span text:style-name="T8">swap</text:span><text:span text:style-name="T15">(</text:span><text:span text:style-name="T13">b</text:span><text:span text:style-name="T15">);</text:span><text:span text:style-name="T3"> <text:s text:c="17"/></text:span><text:span text:style-name="T10">//to</text:span><text:span text:style-name="T3"> </text:span><text:span text:style-name="T10">swap</text:span><text:span text:style-name="T3"> </text:span><text:span text:style-name="T10">Widgets,call</text:span><text:span text:style-name="T3"> </text:span><text:span text:style-name="T10">their</text:span><text:span text:style-name="T3"> </text:span><text:span text:style-name="T10">swap</text:span><text:span text:style-name="T3"> </text:span><text:span text:style-name="T10">member</text:span><text:span text:style-name="T3"> </text:span><text:span text:style-name="T10">function</text:span></text:p>
      <text:p text:style-name="codesection">}</text:p>
      <text:p text:style-name="codesection">}</text:p>
      <text:p text:style-name="P9"><text:span text:style-name="T20">نه تنها این کد کامپایل می‌شود، بلکه با کانتینر‌های STL نیز همخوانی دارد، که هم یک تابع عضو swap به صورت public را پشتیبانی می‌کند و هم ورژنی از std::swap داریم که این توابع عضو را صدا می‌زند.</text:span></text:p>
      <text:p text:style-name="P10"><text:soft-page-break/>حال فرض کنید که Widget و WidgetImpl به جای این که کلاس باشند به صورت class template باشند، بنابراین می‌توانیم نوع داده‌ای که در WidgetImpl ذخیره شده را پارامتری کنیم.</text:p>
      <text:p text:style-name="P10"/>
      <text:p text:style-name="codesection">Suppose, however, that Widget and WidgetImpl were class templates instead of</text:p>
      <text:p text:style-name="codesection">classes, possibly so we could parameterize the type of the data stored in</text:p>
      <text:p text:style-name="codesection">WidgetIm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06T22:29:10.488871215</dc:date>
    <meta:editing-duration>PT17H57M40S</meta:editing-duration>
    <meta:editing-cycles>122</meta:editing-cycles>
    <meta:generator>LibreOffice/6.0.2.1$Linux_X86_64 LibreOffice_project/00m0$Build-1</meta:generator>
    <meta:document-statistic meta:table-count="0" meta:image-count="0" meta:object-count="0" meta:page-count="4" meta:paragraph-count="72" meta:word-count="816" meta:character-count="4824" meta:non-whitespace-character-count="3696"/>
  </office:meta>
</office:document-meta>
</file>